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PythonVersion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FALS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fter user name</text:p>
          </table:table-cell>
          <table:table-cell table:number-columns-repeated="11"/>
        </table:table-row>
        <table:table-row table:style-name="ro2" table:number-rows-repeated="4"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12" table:number-rows-spanned="1">
            <text:p>Traceback (most recent call last):</text:p>
            <text:p>  File "/usr/lib/libreoffice/share/Scripts/python/ods_python_script.py", line 381, in login</text:p>
            <text:p>    asyncio.get_event_loop().run_until_complete(ccarLoop(userName, password, ssl))</text:p>
            <text:p>  File "/usr/lib/python3.4/asyncio/base_events.py", line 316, in run_until_complete</text:p>
            <text:p>    return future.result()</text:p>
            <text:p>  File "/usr/lib/python3.4/asyncio/futures.py", line 275, in result</text:p>
            <text:p>    raise self._exception</text:p>
            <text:p>  File "/usr/lib/python3.4/asyncio/tasks.py", line 234, in _step</text:p>
            <text:p>    result = coro.throw(exc)</text:p>
            <text:p>  File "/usr/lib/libreoffice/share/Scripts/python/ods_python_script.py", line 359, in ccarLoop</text:p>
            <text:p>    websocket = yield from websockets.connect(clientConnection(), ssl=useSsl)</text:p>
            <text:p>  File "/usr/local/lib/python3.4/dist-packages/websockets/client.py", line 150, in connect</text:p>
            <text:p>    factory, wsuri.host, wsuri.port, **kwds)</text:p>
            <text:p>  File "/usr/lib/python3.4/asyncio/base_events.py", line 625, in create_connection</text:p>
            <text:p>    raise exceptions[0]</text:p>
            <text:p>  File "/usr/lib/python3.4/asyncio/base_events.py", line 612, in create_connection</text:p>
            <text:p>    yield from self.sock_connect(sock, address)</text:p>
            <text:p>  File "/usr/lib/python3.4/asyncio/futures.py", line 386, in __iter__</text:p>
            <text:p>    yield self  # This tells Task to wait for completion.</text:p>
            <text:p>  File "/usr/lib/python3.4/asyncio/tasks.py", line 287, in _wakeup</text:p>
            <text:p>    value = future.result()</text:p>
            <text:p>  File "/usr/lib/python3.4/asyncio/futures.py", line 275, in result</text:p>
            <text:p>    raise self._exception</text:p>
            <text:p>  File "/usr/lib/python3.4/asyncio/selector_events.py", line 438, in _sock_connect_cb</text:p>
            <text:p>    raise OSError(err, 'Connect call failed %s' % (address,))</text:p>
            <text:p>ConnectionRefusedError: [Errno 111] Connect call failed ('127.0.0.1', 3000)</text:p>
            <text:p/>
          </table:table-cell>
          <table:covered-table-cell table:number-columns-repeated="11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08:41:26.772969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04T09:19:22.882407642</dc:date>
    <meta:editing-duration>PT12H11M56S</meta:editing-duration>
    <meta:editing-cycles>24</meta:editing-cycles>
    <meta:generator>LibreOffice/4.2.8.2$Linux_X86_64 LibreOffice_project/420m0$Build-2</meta:generator>
    <meta:document-statistic meta:table-count="3" meta:cell-count="16" meta:object-count="2"/>
  </office:meta>
</office:document-meta>
</file>